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loext:padding="0.049cm" loext:border="0.06pt solid #e1e5eb"/>
    </style:style>
    <style:style style:name="P2" style:family="paragraph" style:parent-style-name="Standard">
      <style:text-properties officeooo:rsid="000be9d4" officeooo:paragraph-rsid="000be9d4"/>
    </style:style>
    <style:style style:name="P3" style:family="paragraph" style:parent-style-name="Standard">
      <style:paragraph-properties fo:text-align="center" style:justify-single-word="false"/>
      <style:text-properties officeooo:rsid="000be9d4" officeooo:paragraph-rsid="000be9d4"/>
    </style:style>
    <style:style style:name="P4" style:family="paragraph" style:parent-style-name="Standard">
      <style:paragraph-properties fo:margin-top="0cm" fo:margin-bottom="0.499cm" loext:contextual-spacing="false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P7" style:family="paragraph" style:parent-style-name="Text_20_body" style:list-style-name="L2">
      <style:paragraph-properties fo:margin-top="0cm" fo:margin-bottom="0cm" loext:contextual-spacing="false" fo:padding="0.049cm" fo:border="0.06pt solid #e1e5eb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9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T1" style:family="text">
      <style:text-properties fo:color="#e83e8c" style:font-name="SFMono-Regular" fo:font-size="10.5pt" loext:padding="0.049cm" loext:border="0.06pt solid #e1e5eb"/>
    </style:style>
    <style:style style:name="T2" style:family="text">
      <style:text-properties loext:padding="0.049cm" loext:border="0.06pt solid #e1e5eb"/>
    </style:style>
    <style:style style:name="T3" style:family="text">
      <style:text-properties fo:font-weight="bold" loext:padding="0.049cm" loext:border="0.06pt solid #e1e5eb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Forms- Input</text:span></text:p>
      <text:p text:style-name="P2"><text:span text:style-name="T2"/></text:p>
      <text:p text:style-name="Standard"><text:span text:style-name="T2">Você observou no vídeo que temos uma grande quantidade de </text:span><text:span text:style-name="Source_20_Text"><text:span text:style-name="T1">types</text:span></text:span><text:span text:style-name="T2"> e atributos para o </text:span><text:span text:style-name="Source_20_Text"><text:span text:style-name="T1">&lt;input&gt;</text:span></text:span><text:span text:style-name="T2"> para usar em formulários.</text:span></text:p>
      <text:p text:style-name="P1">Neste momento, não há necessidade de gravar todas as informações, no entanto é importante que você extraia o conceito e consulte sempre as referências nos recursos adicionais.</text:p>
      <text:p text:style-name="P4"><text:span text:style-name="T2">De modo geral, estes são os </text:span><text:span text:style-name="Source_20_Text"><text:span text:style-name="T1">types</text:span></text:span><text:span text:style-name="T2"> que podem ser usados de acordo com a aplicação do campo input:</text:span></text:p>
      <text:list xml:id="list284606536" text:style-name="L1">
        <text:list-item>
          <text:p text:style-name="P8"><text:span text:style-name="Source_20_Text"><text:span text:style-name="T1">button</text:span></text:span> : define um botão;</text:p>
        </text:list-item>
        <text:list-item>
          <text:p text:style-name="P6"><text:span text:style-name="Source_20_Text"><text:span text:style-name="T1">checkbox</text:span></text:span> : permite que o usuário selecione ZERO ou MAIS opções de um número limitado de escolhas;</text:p>
        </text:list-item>
        <text:list-item>
          <text:p text:style-name="P6"><text:span text:style-name="Source_20_Text"><text:span text:style-name="T1">color</text:span></text:span> : campos de entrada que devem conter uma cor para selecionar;</text:p>
        </text:list-item>
        <text:list-item>
          <text:p text:style-name="P6"><text:span text:style-name="Source_20_Text"><text:span text:style-name="T1">date</text:span></text:span> : campos de entrada que devem conter uma data;</text:p>
        </text:list-item>
        <text:list-item>
          <text:p text:style-name="P6"><text:span text:style-name="Source_20_Text"><text:span text:style-name="T1">datetime-local</text:span></text:span> : campo de entrada de data e hora, sem fuso horário;</text:p>
        </text:list-item>
        <text:list-item>
          <text:p text:style-name="P6"><text:span text:style-name="Source_20_Text"><text:span text:style-name="T1">email</text:span></text:span> : campos de entrada que devem conter um endereço de e-mail;</text:p>
        </text:list-item>
        <text:list-item>
          <text:p text:style-name="P6"><text:span text:style-name="Source_20_Text"><text:span text:style-name="T1">file</text:span></text:span> : campo de seleção de arquivo e um botão "Procurar" para uploads de arquivos;</text:p>
        </text:list-item>
        <text:list-item>
          <text:p text:style-name="P6"><text:span text:style-name="Source_20_Text"><text:span text:style-name="T1">month</text:span></text:span> : permite ao usuário selecionar um mês e ano;</text:p>
        </text:list-item>
        <text:list-item>
          <text:p text:style-name="P6"><text:span text:style-name="Source_20_Text"><text:span text:style-name="T1">number</text:span></text:span> : define um campo de entrada numérico;</text:p>
        </text:list-item>
        <text:list-item>
          <text:p text:style-name="P6"><text:span text:style-name="Source_20_Text"><text:span text:style-name="T1">password</text:span></text:span> : os caracteres do campo de senha são mascarados (mostrados como asteriscos ou círculos);</text:p>
        </text:list-item>
        <text:list-item>
          <text:p text:style-name="P6"><text:span text:style-name="Source_20_Text"><text:span text:style-name="T1">radio</text:span></text:span> : permite que um usuário selecione <text:span text:style-name="Strong_20_Emphasis"><text:span text:style-name="T3">APENAS UMA </text:span></text:span>de um número limitado de opções;</text:p>
        </text:list-item>
        <text:list-item>
          <text:p text:style-name="P6"><text:span text:style-name="Source_20_Text"><text:span text:style-name="T1">range</text:span></text:span> : define um controle para inserir um número (como um controle deslizante). Intervalo padrão é de 0 a 100;</text:p>
        </text:list-item>
        <text:list-item>
          <text:p text:style-name="P6"><text:span text:style-name="Source_20_Text"><text:span text:style-name="T1">reset</text:span></text:span> : redefinirá todos os valores do formulário para seus valores padrão;</text:p>
        </text:list-item>
        <text:list-item>
          <text:p text:style-name="P6"><text:span text:style-name="Source_20_Text"><text:span text:style-name="T1">search</text:span></text:span> : usado para campos de pesquisa;</text:p>
        </text:list-item>
        <text:list-item>
          <text:p text:style-name="P6"><text:span text:style-name="Source_20_Text"><text:span text:style-name="T1">submit</text:span></text:span> : envia dados de formulário a um manipulador de formulários(especificado na <text:span text:style-name="Source_20_Text"><text:span text:style-name="T1">action</text:span></text:span> do <text:span text:style-name="Source_20_Text"><text:span text:style-name="T1">form</text:span></text:span> );</text:p>
        </text:list-item>
        <text:list-item>
          <text:p text:style-name="P6"><text:span text:style-name="Source_20_Text"><text:span text:style-name="T1">tel</text:span></text:span> : campos de entrada que devem conter um número de telefone;</text:p>
        </text:list-item>
        <text:list-item>
          <text:p text:style-name="P6"><text:span text:style-name="Source_20_Text"><text:span text:style-name="T1">text</text:span></text:span> : campo de entrada de texto de linha única;</text:p>
        </text:list-item>
        <text:list-item>
          <text:p text:style-name="P6"><text:span text:style-name="Source_20_Text"><text:span text:style-name="T1">time</text:span></text:span> : permite que o usuário selecione um horário (sem fuso horário);</text:p>
        </text:list-item>
        <text:list-item>
          <text:p text:style-name="P6"><text:span text:style-name="Source_20_Text"><text:span text:style-name="T1">url</text:span></text:span> : campos de entrada que devem conter um endereço URL;</text:p>
        </text:list-item>
        <text:list-item>
          <text:p text:style-name="P6"><text:span text:style-name="Source_20_Text"><text:span text:style-name="T1">week</text:span></text:span> : permite ao usuário selecionar uma semana e um ano.</text:p>
        </text:list-item>
      </text:list>
      <text:p text:style-name="P5"><text:span text:style-name="T2">O valor default de um </text:span><text:span text:style-name="Source_20_Text"><text:span text:style-name="T1">type</text:span></text:span><text:span text:style-name="T2"> , sempre será </text:span><text:span text:style-name="Source_20_Text"><text:span text:style-name="T1">text</text:span></text:span><text:span text:style-name="T2"> . Portanto, é preciso especificar de acordo com a sua necessidade.</text:span></text:p>
      <text:p text:style-name="Text_20_body"><text:span text:style-name="T2">Como complemento, temos os atributos que são propriedades inseridas para seus inputs </text:span><text:span text:style-name="Source_20_Text"><text:span text:style-name="T1">HTML</text:span></text:span><text:span text:style-name="T2"> . Com elas, você poderá adicionar funcionalidades ao seu formulário. Temos os seguintes atributos abaixo:</text:span></text:p>
      <text:list xml:id="list3526998790" text:style-name="L2">
        <text:list-item>
          <text:p text:style-name="P9"><text:span text:style-name="Source_20_Text"><text:span text:style-name="T1">value</text:span></text:span> : especifica um valor inicial para um campo de entrada;</text:p>
        </text:list-item>
        <text:list-item>
          <text:p text:style-name="P7"><text:span text:style-name="Source_20_Text"><text:span text:style-name="T1">readonly</text:span></text:span> : especifica que um campo de entrada é somente leitura;</text:p>
        </text:list-item>
        <text:list-item>
          <text:p text:style-name="P7"><text:span text:style-name="Source_20_Text"><text:span text:style-name="T1">disabled</text:span></text:span> : especifica que um campo de entrada deve ser desativado;</text:p>
        </text:list-item>
        <text:list-item>
          <text:p text:style-name="P7"><text:soft-page-break/><text:span text:style-name="Source_20_Text"><text:span text:style-name="T1">size</text:span></text:span> : especifica a largura visível, em caracteres, de um campo de entrada;</text:p>
        </text:list-item>
        <text:list-item>
          <text:p text:style-name="P7"><text:span text:style-name="Source_20_Text"><text:span text:style-name="T1">maxlength</text:span></text:span> : especifica o número máximo de caracteres permitidos em um campo de entrada;</text:p>
        </text:list-item>
        <text:list-item>
          <text:p text:style-name="P7"><text:span text:style-name="Source_20_Text"><text:span text:style-name="T1">min</text:span></text:span> e <text:span text:style-name="Source_20_Text"><text:span text:style-name="T1">max</text:span></text:span> : especificam os valores mínimo e máximo para um campo de entrada;</text:p>
        </text:list-item>
        <text:list-item>
          <text:p text:style-name="P7"><text:span text:style-name="Source_20_Text"><text:span text:style-name="T1">multiple</text:span></text:span> : especifica que o usuário tem permissão para inserir mais de um valor em um campo de entrada;</text:p>
        </text:list-item>
        <text:list-item>
          <text:p text:style-name="P7"><text:span text:style-name="Source_20_Text"><text:span text:style-name="T1">pattern</text:span></text:span> : especifica uma expressão regular em relação à qual o valor do campo de entrada é verificado;</text:p>
        </text:list-item>
        <text:list-item>
          <text:p text:style-name="P7"><text:span text:style-name="Source_20_Text"><text:span text:style-name="T1">placeholder</text:span></text:span> : especifica uma dica curta que descreve o valor esperado de um campo de entrada;</text:p>
        </text:list-item>
        <text:list-item>
          <text:p text:style-name="P7"><text:span text:style-name="Source_20_Text"><text:span text:style-name="T1">required</text:span></text:span> : especifica que um campo de entrada deve ser preenchido antes de enviar o formulário;</text:p>
        </text:list-item>
        <text:list-item>
          <text:p text:style-name="P7"><text:span text:style-name="Source_20_Text"><text:span text:style-name="T1">step</text:span></text:span> : especifica os intervalos de números válidos para um campo de entrada;</text:p>
        </text:list-item>
        <text:list-item>
          <text:p text:style-name="P7"><text:span text:style-name="Source_20_Text"><text:span text:style-name="T1">autofocus</text:span></text:span> : especifica que um campo de entrada deve obter foco automaticamente quando a página é carregada;</text:p>
        </text:list-item>
        <text:list-item>
          <text:p text:style-name="P7"><text:span text:style-name="Source_20_Text"><text:span text:style-name="T1">height</text:span></text:span> e <text:span text:style-name="Source_20_Text"><text:span text:style-name="T1">width</text:span></text:span> : especificam a altura e a largura de um elemento;</text:p>
        </text:list-item>
        <text:list-item>
          <text:p text:style-name="P7"><text:span text:style-name="Source_20_Text"><text:span text:style-name="T1">autocomplete</text:span></text:span> : especifica se um campo de entrada deve ter o preenchimento automático ativado ou desativado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6:08:36.802598683</meta:creation-date>
    <dc:date>2021-05-11T16:09:51.109603496</dc:date>
    <meta:editing-duration>PT1M14S</meta:editing-duration>
    <meta:editing-cycles>1</meta:editing-cycles>
    <meta:document-statistic meta:table-count="0" meta:image-count="0" meta:object-count="0" meta:page-count="2" meta:paragraph-count="40" meta:word-count="596" meta:character-count="3268" meta:non-whitespace-character-count="2746"/>
    <meta:generator>LibreOffice/6.4.7.2$Linux_X86_64 LibreOffice_project/40$Build-2</meta:generator>
  </office:meta>
</office:document-meta>
</file>